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9dd1" officeooo:paragraph-rsid="00059dd1"/>
    </style:style>
    <style:style style:name="P2" style:family="paragraph" style:parent-style-name="Standard">
      <style:text-properties officeooo:rsid="0005aa44" officeooo:paragraph-rsid="0005aa44"/>
    </style:style>
    <style:style style:name="P3" style:family="paragraph" style:parent-style-name="Standard">
      <style:text-properties fo:font-weight="bold" officeooo:rsid="0005aa44" officeooo:paragraph-rsid="0005aa44" style:font-weight-asian="bold" style:font-weight-complex="bold"/>
    </style:style>
    <style:style style:name="P4" style:family="paragraph" style:parent-style-name="Standard">
      <style:text-properties officeooo:rsid="00072666" officeooo:paragraph-rsid="00072666"/>
    </style:style>
    <style:style style:name="P5" style:family="paragraph" style:parent-style-name="Standard">
      <style:text-properties officeooo:rsid="00089c4e" officeooo:paragraph-rsid="00089c4e"/>
    </style:style>
    <style:style style:name="P6" style:family="paragraph" style:parent-style-name="Standard">
      <style:text-properties officeooo:rsid="00104960" officeooo:paragraph-rsid="0010496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60d1" style:font-weight-asian="bold" style:font-weight-complex="bold"/>
    </style:style>
    <style:style style:name="T3" style:family="text">
      <style:text-properties fo:font-weight="bold" officeooo:rsid="001044c1" style:font-weight-asian="bold" style:font-weight-complex="bold"/>
    </style:style>
    <style:style style:name="T4" style:family="text">
      <style:text-properties fo:font-weight="bold" officeooo:rsid="00136637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officeooo:rsid="000960d1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0dc98b"/>
    </style:style>
    <style:style style:name="T9" style:family="text">
      <style:text-properties officeooo:rsid="000f1c87"/>
    </style:style>
    <style:style style:name="T10" style:family="text">
      <style:text-properties officeooo:rsid="00104960"/>
    </style:style>
    <style:style style:name="T11" style:family="text">
      <style:text-properties officeooo:rsid="0011304b"/>
    </style:style>
    <style:style style:name="T12" style:family="text">
      <style:text-properties officeooo:rsid="00126466"/>
    </style:style>
    <style:style style:name="T13" style:family="text">
      <style:text-properties officeooo:rsid="00136637"/>
    </style:style>
    <style:style style:name="T14" style:family="text">
      <style:text-properties officeooo:rsid="0015d9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lido para enviar duvidas</text:p>
      <text:p text:style-name="Standard">Unix e Bash - parte 1 <text:s/>DIA 1.1</text:p>
      <text:p text:style-name="Standard">Primeiro nivel, Kernel.</text:p>
      <text:p text:style-name="Standard">Segundo nivel, SHell. SO &gt; voce&gt; kernel = sh bash... </text:p>
      <text:p text:style-name="Standard">terceiro nivel, aplicativos. Cada processo possui um PID. </text:p>
      <text:p text:style-name="Standard">/ diretorio raiz - root / boot, bin, dev, etc, home, proc, root, sbin, tmp, usr, var. </text:p>
      <text:p text:style-name="Standard"><text:s/></text:p>
      <text:p text:style-name="Standard"><text:span text:style-name="T1">comando </text:span><text:span text:style-name="T5">ls</text:span><text:span text:style-name="T1"> </text:span>= lista todos os arquivos e diretórios daquele diretorio. </text:p>
      <text:p text:style-name="Standard"><text:span text:style-name="T5">ls -a</text:span><text:span text:style-name="T1"> </text:span>= mostra os mesmos diretorios e mais os arquivos ocultos. </text:p>
      <text:p text:style-name="Standard"><text:span text:style-name="T5">cd</text:span> = change directory. </text:p>
      <text:p text:style-name="Standard"><text:span text:style-name="T7">c</text:span><text:span text:style-name="T5">lear</text:span> limpa a tela </text:p>
      <text:p text:style-name="Standard"><text:span text:style-name="T5">mkdir</text:span> = make directory, criar pasta </text:p>
      <text:p text:style-name="Standard"><text:span text:style-name="T5">cd.</text:span> = <text:span text:style-name="T10">choose directory</text:span>referencia o proprio diretorio </text:p>
      <text:p text:style-name="Standard"><text:span text:style-name="T5">cd..</text:span> <text:span text:style-name="T9">ou ../</text:span>= volta pro diretorio pai, o anterior</text:p>
      <text:p text:style-name="Standard"><text:span text:style-name="T5">pwd</text:span> = mostra o diretorio completo </text:p>
      <text:p text:style-name="Standard"/>
      <text:p text:style-name="Standard"><text:span text:style-name="T5">cp</text:span><text:span text:style-name="T1"> exemplo.txt </text:span>exemplo2.txt = faz uma copia do arquivo no mesmo diretório </text:p>
      <text:p text:style-name="Standard"><text:span text:style-name="T5">cat</text:span><text:span text:style-name="T1"> exemplo.txt </text:span>= mo<text:span text:style-name="T11">heles/q</text:span>stra o conteudo do arquivo </text:p>
      <text:p text:style-name="P4"><text:span text:style-name="T5">cat &gt;</text:span><text:span text:style-name="T1"> exemplo.txt</text:span> = cria um arquivo <text:span text:style-name="T6">e ora salvar usa </text:span><text:span text:style-name="T2">Cntrl + D;</text:span></text:p>
      <text:p text:style-name="P5"><text:span text:style-name="T5">touch</text:span><text:span text:style-name="T1"> exemplo.txt </text:span>= cria um arquivo sem conteudo</text:p>
      <text:p text:style-name="Standard"><text:span text:style-name="T5">mv</text:span><text:span text:style-name="T1"> exemplo2.txt /Users/Giovana/Musica </text:span>= move o arquivo citado para a pasta especificada, <text:span text:style-name="T8">pode renomear também </text:span></text:p>
      <text:p text:style-name="Standard"><text:span text:style-name="T5">rm</text:span><text:span text:style-name="T1"> exemplo2.txt </text:span>= remove o arquivo, apaga daquela pasta. </text:p>
      <text:p text:style-name="Standard"><text:span text:style-name="T5">rmdir</text:span><text:span text:style-name="T3"> p</text:span><text:span text:style-name="T1">astaexemplo</text:span> = apaga uma pasta do diretorio, mas a pasta precisa estar vazia, nao pode conter nenhum arquivo </text:p>
      <text:p text:style-name="Standard"><text:span text:style-name="T5">rm -rf</text:span><text:span text:style-name="T1"> pastaexemplo</text:span> = apaga tudo, a pasta com os arquivos dentro e tudo mais. </text:p>
      <text:p text:style-name="Standard"/>
      <text:p text:style-name="P6">Rf= recursive force</text:p>
      <text:p text:style-name="Standard"/>
      <text:p text:style-name="Standard"><text:span text:style-name="T1">less</text:span> = mostra parte do conteúdo por página. A barra de espaço mostra as outras páginas. Apertar Q sai desse modo de exibição. </text:p>
      <text:p text:style-name="Standard"><text:span text:style-name="T1">head</text:span> = mostra os 10 primeiros valores/ li<text:span text:style-name="T14">n</text:span>has daquele arquivo. </text:p>
      <text:p text:style-name="Standard"><text:span text:style-name="T1">head -5</text:span> = mostra as 5 primeiras linhas, por exemplo. </text:p>
      <text:p text:style-name="Standard"><text:span text:style-name="T1">tai</text:span>l = mostra as 10 ultimas linhas/ valores.</text:p>
      <text:p text:style-name="Standard"><text:span text:style-name="T1">tail -5</text:span> = mostra os 5 ultimos valores/linhas. </text:p>
      <text:p text:style-name="Standard">usando o Less também consigo usar o /exemplo (ao colocar uma barra ele faz a procura desse exemplo. Ai se usa o N para andar pela proxima entrada de busca.) </text:p>
      <text:p text:style-name="Standard"><text:span text:style-name="T1">grep Toy exemplo.txt</text:span> = mostra os valores encontrados, são case sensitive. </text:p>
      <text:p text:style-name="Standard"><text:span text:style-name="T1">grep -toy exemplo.txt </text:span>= encontra o valor sem ser case sensitive </text:p>
      <text:p text:style-name="Standard"><text:span text:style-name="T1">grep -i 'o poderoso' exemplo.txt </text:span>= traz uma pesquisa de frase. </text:p>
      <text:p text:style-name="Standard"><text:span text:style-name="T1">grep -iv 'o poderoso' exemplo.txt </text:span>= mostra todos os valores que nao tem essa frase </text:p>
      <text:p text:style-name="Standard"><text:span text:style-name="T1">grep -in 'o poderoso' exemplo.txt </text:span>= mostra em qual posição ele esta </text:p>
      <text:p text:style-name="Standard"><text:span text:style-name="T1">grep -ic 'o poderoso' exemplo.txt </text:span>= mostra quantas vezes ele foi encontrado no arquivo. </text:p>
      <text:p text:style-name="P1"><text:span text:style-name="T1">Wc exemplo.txt </text:span>= primeiro valor é de linhas e o segundo valor é de palavras e o terceiro a quantidade de caracteres tudo junto. </text:p>
      <text:p text:style-name="P1"><text:span text:style-name="T1">Wc -w exemplo.txt</text:span> = quantidade de palavras</text:p>
      <text:p text:style-name="P1"><text:span text:style-name="T1">wc -l exemplo.txt </text:span>= quantid<text:span text:style-name="T12">a</text:span>ade de linhas </text:p>
      <text:p text:style-name="P1"><text:span text:style-name="T1">wc -c exemplo.txt </text:span>= quantidade de caracteres </text:p>
      <text:p text:style-name="Standard"/>
      <text:p text:style-name="Standard"/>
      <text:p text:style-name="P2"><text:span text:style-name="T1">ls * </text:span><text:span text:style-name="T4">ou ls*.txt </text:span><text:s/>= mostra tudo dentro do diretório e das suas subpastas <text:span text:style-name="T13">e acha a extensão.</text:span></text:p>
      <text:p text:style-name="P2"/>
      <text:p text:style-name="P2"><text:soft-page-break/>l<text:span text:style-name="T1">s ?rybe </text:span>= encontra o diretorio mesmo se eu não souber o nome completo, substituindo o ponto de interrogação </text:p>
      <text:p text:style-name="P3">Nunca crie arquivos sem extensão e com espaços. </text:p>
      <text:p text:style-name="P2">Man ls = traz o manual daquele comando </text:p>
      <text:p text:style-name="P2"><text:span text:style-name="T1">whatis cp </text:span>= fala o que o comando faz </text:p>
      <text:p text:style-name="P2"><text:span text:style-name="T1">apropos copy </text:span>= fala todos os comandos que tem algo a ver com o que eu perguntei a ele. Por exemplo mostra qual é o comando que preciso utilizar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15:23:18.451079668</meta:creation-date>
    <dc:date>2022-08-05T18:29:47.608572784</dc:date>
    <meta:editing-duration>PT4H40M39S</meta:editing-duration>
    <meta:editing-cycles>13</meta:editing-cycles>
    <meta:generator>LibreOffice/7.3.5.2$Linux_X86_64 LibreOffice_project/30$Build-2</meta:generator>
    <meta:document-statistic meta:table-count="0" meta:image-count="0" meta:object-count="0" meta:page-count="2" meta:paragraph-count="46" meta:word-count="511" meta:character-count="2894" meta:non-whitespace-character-count="2390"/>
  </office:meta>
</office:document-meta>
</file>